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>
      <style:text-properties style:font-name="Source Code Pro"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74b38"/>
    </style:style>
    <style:style style:name="P5" style:family="paragraph" style:parent-style-name="Standard">
      <style:text-properties style:font-name="Source Code Pro" officeooo:rsid="0003c175" officeooo:paragraph-rsid="000b3568"/>
    </style:style>
    <style:style style:name="P6" style:family="paragraph" style:parent-style-name="Standard">
      <style:text-properties style:font-name="Source Code Pro" officeooo:rsid="0003c175" officeooo:paragraph-rsid="000c0f07"/>
    </style:style>
    <style:style style:name="P7" style:family="paragraph" style:parent-style-name="Standard">
      <style:text-properties style:font-name="Source Code Pro" officeooo:rsid="0003c175" officeooo:paragraph-rsid="00100301"/>
    </style:style>
    <style:style style:name="P8" style:family="paragraph" style:parent-style-name="Standard">
      <style:text-properties style:font-name="Source Code Pro" officeooo:rsid="0003c175" officeooo:paragraph-rsid="001007bd"/>
    </style:style>
    <style:style style:name="P9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11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2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3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14" style:family="paragraph" style:parent-style-name="Standard">
      <style:text-properties style:font-name="Source Code Pro" officeooo:rsid="00074b38" officeooo:paragraph-rsid="00074b38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17" style:family="paragraph" style:parent-style-name="Standard">
      <style:text-properties style:font-name="Source Sans Pro" officeooo:rsid="0003c175" officeooo:paragraph-rsid="0003c175"/>
    </style:style>
    <style:style style:name="P18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P19" style:family="paragraph" style:parent-style-name="Standard" style:list-style-name="L1">
      <style:text-properties officeooo:rsid="0003c175" officeooo:paragraph-rsid="0003c175"/>
    </style:style>
    <style:style style:name="P20" style:family="paragraph" style:parent-style-name="Standard">
      <style:text-properties style:font-name="Source Code Pro" officeooo:rsid="0003c175" officeooo:paragraph-rsid="001872c5"/>
    </style:style>
    <style:style style:name="P21" style:family="paragraph" style:parent-style-name="Standard">
      <style:text-properties style:font-name="Source Code Pro" officeooo:rsid="0003c175" officeooo:paragraph-rsid="0003c175"/>
    </style:style>
    <style:style style:name="P22" style:family="paragraph" style:parent-style-name="Standard">
      <style:text-properties style:font-name="Source Code Pro" officeooo:rsid="0003c175" officeooo:paragraph-rsid="0019f76c"/>
    </style:style>
    <style:style style:name="P23" style:family="paragraph" style:parent-style-name="Standard">
      <style:text-properties style:font-name="Source Code Pro" officeooo:rsid="0003c175" officeooo:paragraph-rsid="001a5059"/>
    </style:style>
    <style:style style:name="P24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f76c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style:style style:name="T10" style:family="text">
      <style:text-properties officeooo:rsid="00100301"/>
    </style:style>
    <style:style style:name="T11" style:family="text">
      <style:text-properties officeooo:rsid="001007bd"/>
    </style:style>
    <style:style style:name="T12" style:family="text">
      <style:text-properties officeooo:rsid="00112144"/>
    </style:style>
    <style:style style:name="T13" style:family="text">
      <style:text-properties officeooo:rsid="0011ca06"/>
    </style:style>
    <style:style style:name="T14" style:family="text">
      <style:text-properties officeooo:rsid="0014b332"/>
    </style:style>
    <style:style style:name="T15" style:family="text">
      <style:text-properties officeooo:rsid="001872c5"/>
    </style:style>
    <style:style style:name="T16" style:family="text">
      <style:text-properties officeooo:rsid="0019f76c"/>
    </style:style>
    <style:style style:name="T17" style:family="text">
      <style:text-properties officeooo:rsid="001a5059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ILER</text:p>
      <text:p text:style-name="P16">List of supported MEI elements and attributes</text:p>
      <text:p text:style-name="P2"/>
      <text:p text:style-name="P9">&lt;abbr&gt;</text:p>
      <text:p text:style-name="P3">@source</text:p>
      <text:p text:style-name="P3"/>
      <text:p text:style-name="P9">&lt;accid&gt;</text:p>
      <text:p text:style-name="P3">@color; @edit <text:span text:style-name="T1">(for value 'paren')</text:span>; @func; @ho; @place <text:span text:style-name="T1">(for value 'above')</text:span>; @vo; @xml:id</text:p>
      <text:p text:style-name="P3"/>
      <text:p text:style-name="P10">&lt;app&gt;</text:p>
      <text:p text:style-name="P3"/>
      <text:p text:style-name="P9">&lt;arpeg&gt;</text:p>
      <text:p text:style-name="P3">@arrow; @color; @ho; @order; @plist; @vo; @startid; @xml:id</text:p>
      <text:p text:style-name="P3"/>
      <text:p text:style-name="P9">&lt;artic&gt;</text:p>
      <text:p text:style-name="P3">@artic; @color; @ho; @place; @vo; @xml:id</text:p>
      <text:p text:style-name="P3"/>
      <text:p text:style-name="P9">&lt;barLine&gt;</text:p>
      <text:p text:style-name="P3">@form</text:p>
      <text:p text:style-name="P3"/>
      <text:p text:style-name="P9">&lt;beam&gt;</text:p>
      <text:p text:style-name="P3">@color; @xml:id</text:p>
      <text:p text:style-name="P3"/>
      <text:p text:style-name="P9">&lt;beamSpan&gt;</text:p>
      <text:p text:style-name="P3">@color; @xml:id</text:p>
      <text:p text:style-name="P3"/>
      <text:p text:style-name="P9">&lt;bTrem&gt;</text:p>
      <text:p text:style-name="P8"><text:span text:style-name="T11">@form; </text:span>@measperf; @num; @num.place; @num.visible; @xml:id</text:p>
      <text:p text:style-name="P3"/>
      <text:p text:style-name="P9">&lt;change&gt;</text:p>
      <text:p text:style-name="P3"/>
      <text:p text:style-name="P9">&lt;changeDesc&gt;</text:p>
      <text:p text:style-name="P3"/>
      <text:p text:style-name="P9">&lt;choice&gt;</text:p>
      <text:p text:style-name="P3"/>
      <text:p text:style-name="P9">&lt;chord&gt;</text:p>
      <text:p text:style-name="P23">@artic; @beam; @copyof; @dots; @dur; @fermata; @grace; @lv; @oct; @ornam; @slur; @st<text:span text:style-name="T17">aff</text:span>; @stem.dir; @stem.mod; @stem.pos; @tie; @visible</text:p>
      <text:p text:style-name="P3"/>
      <text:p text:style-name="P11">&lt;<text:span text:style-name="T8">clef</text:span>&gt;</text:p>
      <text:p text:style-name="P14">@color; @dis; @dis.place; @line; @shape</text:p>
      <text:p text:style-name="P14"/>
      <text:p text:style-name="P11">&lt;corr&gt;</text:p>
      <text:p text:style-name="P4"/>
      <text:p text:style-name="P9"/>
      <text:p text:style-name="P18">&lt;dir&gt;</text:p>
      <text:p text:style-name="P3">@ho; @place; @startid; @vo</text:p>
      <text:p text:style-name="P3"/>
      <text:p text:style-name="P22"><text:span text:style-name="T4">&lt;</text:span><text:span text:style-name="T5">dot</text:span><text:span text:style-name="T4">&gt;</text:span></text:p>
      <text:p text:style-name="P22">@<text:span text:style-name="T16">color</text:span>; @ho; @vo</text:p>
      <text:p text:style-name="P22"/>
      <text:p text:style-name="P9">&lt;dynam&gt;</text:p>
      <text:p text:style-name="P3">@endid; @ho; @place; @startid; @vo; @xml:id</text:p>
      <text:p text:style-name="P3"/>
      <text:p text:style-name="P9">&lt;editionStmt&gt;</text:p>
      <text:p text:style-name="P3"/>
      <text:p text:style-name="P9">&lt;ending&gt;</text:p>
      <text:p text:style-name="P3">@n</text:p>
      <text:p text:style-name="P3"/>
      <text:p text:style-name="P9">&lt;expan&gt;</text:p>
      <text:p text:style-name="P3"/>
      <text:p text:style-name="P9">&lt;f&gt;</text:p>
      <text:p text:style-name="P3"/>
      <text:p text:style-name="P9">&lt;fb&gt;</text:p>
      <text:p text:style-name="P3"/>
      <text:p text:style-name="P9">&lt;fermata&gt;</text:p>
      <text:p text:style-name="P3">@color; @glyphnum; @ho; @place; @shape; @startid; @vo; @xml:id</text:p>
      <text:p text:style-name="P3"/>
      <text:p text:style-name="P9">&lt;fileDesc&gt;</text:p>
      <text:p text:style-name="P9"/>
      <text:p text:style-name="P9">&lt;fing&gt;</text:p>
      <text:p text:style-name="P3">@place; @startid; @xml:id</text:p>
      <text:p text:style-name="P3"/>
      <text:p text:style-name="P9">&lt;fingGrp&gt;</text:p>
      <text:p text:style-name="P3"/>
      <text:p text:style-name="P9">&lt;fTrem&gt;</text:p>
      <text:p text:style-name="P3"><text:span text:style-name="T11">@form; </text:span>@measperf; @xml:id</text:p>
      <text:p text:style-name="P3"/>
      <text:p text:style-name="P9">&lt;gliss&gt;</text:p>
      <text:p text:style-name="P3">@color; @ho; @lform; @lwidth; @startid; @vo; @xml:id</text:p>
      <text:p text:style-name="P3"/>
      <text:p text:style-name="P9">&lt;group&gt;</text:p>
      <text:p text:style-name="P3"/>
      <text:p text:style-name="P9">&lt;hairpin&gt;</text:p>
      <text:p text:style-name="P3">@color; @endid; @form; @lform; @lwidth; @place; @startid; @xml:id</text:p>
      <text:p text:style-name="P3"/>
      <text:p text:style-name="P9">&lt;harm&gt;</text:p>
      <text:p text:style-name="P3">@place; @staff; @tstamp</text:p>
      <text:p text:style-name="P3"/>
      <text:p text:style-name="P9">&lt;instrDef&gt;</text:p>
      <text:p text:style-name="P3">@midi.instrnum; @midi.instrname</text:p>
      <text:p text:style-name="P3"/>
      <text:p text:style-name="P12"><text:soft-page-break/>&lt;<text:span text:style-name="T9">keySig</text:span>&gt;</text:p>
      <text:p text:style-name="P6">@color; @<text:span text:style-name="T9">accid; @mode; @pname</text:span>; <text:span text:style-name="T9">@sig; </text:span>@xml:id</text:p>
      <text:p text:style-name="P5"/>
      <text:p text:style-name="P12">&lt;l&gt;</text:p>
      <text:p text:style-name="P3"/>
      <text:p text:style-name="P3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3"/>
      <text:p text:style-name="P9">&lt;layer&gt;</text:p>
      <text:p text:style-name="P3">@beam.group; @n</text:p>
      <text:p text:style-name="P9">&lt;lem&gt;</text:p>
      <text:p text:style-name="P3"/>
      <text:p text:style-name="P9">&lt;lg&gt;</text:p>
      <text:p text:style-name="P3"/>
      <text:p text:style-name="P9">&lt;ligature&gt;</text:p>
      <text:p text:style-name="P3"/>
      <text:p text:style-name="P9">&lt;mdiv&gt;</text:p>
      <text:p text:style-name="P3">@label; @n</text:p>
      <text:p text:style-name="P3"/>
      <text:p text:style-name="P9">&lt;measure&gt;</text:p>
      <text:p text:style-name="P3">@metcon; @left; @n; @right</text:p>
      <text:p text:style-name="P3"/>
      <text:p text:style-name="P13">&lt;<text:span text:style-name="T10">mensur</text:span>&gt;</text:p>
      <text:p text:style-name="P7">@<text:span text:style-name="T10">dot</text:span>; @<text:span text:style-name="T10">sign</text:span>; @<text:span text:style-name="T10">slash</text:span></text:p>
      <text:p text:style-name="P7"/>
      <text:p text:style-name="P9">&lt;meterSig&gt;</text:p>
      <text:p text:style-name="P3">@copyof; @count; @fontfam; @fontname; @fontstyle; @fontweight; @form; @sym; @unit</text:p>
      <text:p text:style-name="P3"/>
      <text:p text:style-name="P9">&lt;meterSigGrp&gt;</text:p>
      <text:p text:style-name="P3">@copyof; @func <text:span text:style-name="T1">(for value 'mixed')</text:span></text:p>
      <text:p text:style-name="P3"/>
      <text:p text:style-name="P9">&lt;mordent&gt;</text:p>
      <text:p text:style-name="P3">@accidlower; @accidupper; @color; @form; @glyphnum; @ho; @long; @place; @startid; @vo; @xml:id</text:p>
      <text:p text:style-name="P3"/>
      <text:p text:style-name="P9">&lt;mRest&gt;</text:p>
      <text:p text:style-name="P3">@color; @copyof; @dur; @fermata; @ho; @loc; @visible; @vo; @xml:id</text:p>
      <text:p text:style-name="P3"/>
      <text:p text:style-name="P9">&lt;mSpace&gt;</text:p>
      <text:p text:style-name="P3">@dots; @dur</text:p>
      <text:p text:style-name="P3"/>
      <text:p text:style-name="P9">&lt;multiRest&gt;</text:p>
      <text:p text:style-name="P3">@block; @loc; @num; @xml:id</text:p>
      <text:p text:style-name="P3"/>
      <text:p text:style-name="P9">&lt;music&gt;</text:p>
      <text:p text:style-name="P3"/>
      <text:p text:style-name="P9"/>
      <text:p text:style-name="P18">&lt;note&gt;</text:p>
      <text:p text:style-name="P20">@accid; @accid.ges; @artic; @beam; <text:span text:style-name="T12">@color; @copyof; </text:span>@dots; @dur; @<text:span text:style-name="T13">enclose</text:span>; @fermata; <text:span text:style-name="T14">@fontsize; </text:span>@gliss; @grace; @head.color; @head.mod; @head.shape; @head.visible; @lv; @oct; @ornam; @pname; @slur; @staff; @stem.dir; @stem.<text:span text:style-name="T15">len</text:span>; @stem.mod; @stem.pos; @tie; @visible; @xml:id</text:p>
      <text:p text:style-name="P3"/>
      <text:p text:style-name="P9">&lt;octave&gt;</text:p>
      <text:p text:style-name="P3">@color; @dis; @dis.place; @endid; @ho; @lform; @lwidth; @startid; @vo; @xml:id</text:p>
      <text:p text:style-name="P3"/>
      <text:p text:style-name="P9">&lt;orig&gt;</text:p>
      <text:p text:style-name="P3">@source</text:p>
      <text:p text:style-name="P3"/>
      <text:p text:style-name="P9">&lt;p&gt;</text:p>
      <text:p text:style-name="P3"/>
      <text:p text:style-name="P9">&lt;pb&gt;</text:p>
      <text:p text:style-name="P7">@n; <text:span text:style-name="T10">@source</text:span></text:p>
      <text:p text:style-name="P3"/>
      <text:p text:style-name="P9">&lt;pedal&gt;</text:p>
      <text:p text:style-name="P3">@color; @dir; @endid; @form <text:span text:style-name="T1">(for values 'line' and 'pedstar')</text:span>; @ho; @lform; @lwidth; @startid; @vo; @xml:id</text:p>
      <text:p text:style-name="P3"/>
      <text:p text:style-name="P9">&lt;phrase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9">&lt;publisher&gt;</text:p>
      <text:p text:style-name="P3"/>
      <text:p text:style-name="P9">&lt;pubStmt&gt;</text:p>
      <text:p text:style-name="P3"/>
      <text:p text:style-name="P9">&lt;rdg&gt;</text:p>
      <text:p text:style-name="P3">@resp; @source</text:p>
      <text:p text:style-name="P3"/>
      <text:p text:style-name="P9">&lt;ref&gt;</text:p>
      <text:p text:style-name="P3"/>
      <text:p text:style-name="P9">&lt;reg&gt;</text:p>
      <text:p text:style-name="P3"/>
      <text:p text:style-name="P9">&lt;reh&gt;</text:p>
      <text:p text:style-name="P3">@color; @ho; @vo; @xml:id</text:p>
      <text:p text:style-name="P3"/>
      <text:p text:style-name="P9">&lt;revisionDesc&gt;</text:p>
      <text:p text:style-name="P3"/>
      <text:p text:style-name="P9">&lt;rend&gt;</text:p>
      <text:p text:style-name="P3">@color; @fontfam; @fontname; @fontsize; @fontstyle; @fontweight; @halign; @rend; @rotation</text:p>
      <text:p text:style-name="P9"/>
      <text:p text:style-name="P18">&lt;rest&gt;</text:p>
      <text:p text:style-name="P3">@beam; @color; @copyof; @dots; @dur; @fermata; @loc; @oloc; @ploc; @staff; @visible; @xml:id</text:p>
      <text:p text:style-name="P3"/>
      <text:p text:style-name="P9">&lt;sb&gt;</text:p>
      <text:p text:style-name="P7">@n; <text:span text:style-name="T10">@source</text:span></text:p>
      <text:p text:style-name="P3"/>
      <text:p text:style-name="P9">&lt;score&gt;</text:p>
      <text:p text:style-name="P3"/>
      <text:p text:style-name="P9">&lt;scoreDef&gt;</text:p>
      <text:p text:style-name="P3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3"/>
      <text:p text:style-name="P9">&lt;section&gt;</text:p>
      <text:p text:style-name="P3"/>
      <text:p text:style-name="P9">&lt;slur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9">&lt;space&gt;</text:p>
      <text:p text:style-name="P3">@dur</text:p>
      <text:p text:style-name="P3"/>
      <text:p text:style-name="P9">&lt;staff&gt;</text:p>
      <text:p text:style-name="P3">@copyof; @n</text:p>
      <text:p text:style-name="P3"/>
      <text:p text:style-name="P9">&lt;staffDef&gt;</text:p>
      <text:p text:style-name="P3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3"/>
      <text:p text:style-name="P9"/>
      <text:p text:style-name="P18">&lt;staffGrp&gt;</text:p>
      <text:p text:style-name="P3">@barthru; @label; @label.abbr; @symbol</text:p>
      <text:p text:style-name="P3"/>
      <text:p text:style-name="P9">&lt;syl&gt;</text:p>
      <text:p text:style-name="P3">@con; @wordpos; @xml:id</text:p>
      <text:p text:style-name="P3"/>
      <text:p text:style-name="P9">&lt;tempo&gt;</text:p>
      <text:p text:style-name="P3">@ho; @midi.bpm; @mm; @mm.dots; @mm.unit; @place; @staff; @startid; @tstamp <text:span text:style-name="T1">(for value '1')</text:span>; @vo; @xml:id</text:p>
      <text:p text:style-name="P3"/>
      <text:p text:style-name="P9">&lt;tie&gt;</text:p>
      <text:p text:style-name="P3">@bezier; @color; @curvedir <text:span text:style-name="T1">(for values 'above' and 'below')</text:span>; @endho; @endvo; @ho; @lform; @lwidth; @startid; @startho; @startvo; @vo; @xml:id</text:p>
      <text:p text:style-name="P3"/>
      <text:p text:style-name="P9">&lt;trill&gt;</text:p>
      <text:p text:style-name="P3">@accidlower; @accidupper; @color; @endid; @glyphnum; @ho; @place; @startid; @vo; @xml:id</text:p>
      <text:p text:style-name="P3"/>
      <text:p text:style-name="P9">&lt;tuplet&gt;</text:p>
      <text:p text:style-name="P3">@bracket.place; @bracket.visible; @color; @copyof; @num; @numbase; @num.format; @num.visible</text:p>
      <text:p text:style-name="P3"/>
      <text:p text:style-name="P9">&lt;tupletSpan&gt;</text:p>
      <text:p text:style-name="P3">@bracket.place; @bracket.visible; @color; @endid; @num; @numbase; @num.format; @num.visible; @startid</text:p>
      <text:p text:style-name="P3"/>
      <text:p text:style-name="P9">&lt;turn&gt;</text:p>
      <text:p text:style-name="P3">@accidlower; @accidupper; @color; @form; @glyphnum; @ho; @place; @startid; @vo; @xml:id</text:p>
      <text:p text:style-name="P3"/>
      <text:p text:style-name="P9">&lt;verse&gt;</text:p>
      <text:p text:style-name="P3">@color; @lyric.style; @lyric.weight; @n</text:p>
      <text:p text:style-name="P3"/>
      <text:p text:style-name="P9">&lt;work&gt;</text:p>
      <text:p text:style-name="P3"/>
      <text:p text:style-name="P9">&lt;workDesc&gt;</text:p>
      <text:p text:style-name="P3"/>
      <text:p text:style-name="P1"/>
      <text:list xml:id="list609471812745463121" text:style-name="L1">
        <text:list-item>
          <text:p text:style-name="P19"><text:span text:style-name="T6">att.color</text:span><text:span text:style-name="T7"> supports hex/RGB/HSL values and color names</text:span></text:p>
        </text:list-item>
        <text:list-item>
          <text:p text:style-name="P19"><text:span text:style-name="T6">att.pages</text:span><text:span text:style-name="T1"> have to be defined in the first </text:span>&lt;scoreDef&gt;</text:p>
        </text:list-item>
        <text:list-item>
          <text:p text:style-name="P19"><text:span text:style-name="T6">@xml:id </text:span><text:span text:style-name="T1">gets converted to </text:span><text:span text:style-name="T6">@id</text:span><text:span text:style-name="T1"> in SVG</text:span></text:p>
        </text:list-item>
        <text:list-item>
          <text:p text:style-name="P19"><text:span text:style-name="T6">data.LINEWIDTH (@lwidth)</text:span><text:span text:style-name="T1"> works for values from </text:span><text:span text:style-name="T6">data.LINEWIDTHTERM</text:span></text:p>
        </text:list-item>
        <text:list-item>
          <text:p text:style-name="P19"><text:span text:style-name="T6">data.STEMDIRECTION (@stem.dir)</text:span><text:span text:style-name="T1"> works for values from </text:span><text:span text:style-name="T6">data.STEMDIRECTION.basic</text:span></text:p>
        </text:list-item>
        <text:list-item>
          <text:p text:style-name="P19"><text:span text:style-name="T6">data.STEMPOSITION (@stem.pos)</text:span><text:span text:style-name="T1"> will only affect stem direction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12T16:31:09.854686187</dc:date>
    <dc:creator>Klaus Rettinghaus</dc:creator>
    <meta:editing-duration>PT3H19M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632" meta:character-count="5266" meta:non-whitespace-character-count="4790"/>
  </office:meta>
</office:document-meta>
</file>